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15446" officeooo:paragraph-rsid="00215446"/>
    </style:style>
    <style:style style:name="P2" style:family="paragraph" style:parent-style-name="Standard">
      <style:text-properties officeooo:rsid="00232023" officeooo:paragraph-rsid="00232023"/>
    </style:style>
    <style:style style:name="P3" style:family="paragraph" style:parent-style-name="Standard">
      <style:text-properties officeooo:rsid="0025be53" officeooo:paragraph-rsid="0025be53"/>
    </style:style>
    <style:style style:name="P4" style:family="paragraph" style:parent-style-name="Standard">
      <style:text-properties officeooo:rsid="0025be53" officeooo:paragraph-rsid="002a0783"/>
    </style:style>
    <style:style style:name="T1" style:family="text">
      <style:text-properties officeooo:rsid="002269f2"/>
    </style:style>
    <style:style style:name="T2" style:family="text">
      <style:text-properties officeooo:rsid="0023a04f"/>
    </style:style>
    <style:style style:name="T3" style:family="text">
      <style:text-properties officeooo:rsid="0024aefc"/>
    </style:style>
    <style:style style:name="T4" style:family="text">
      <style:text-properties officeooo:rsid="0025be53"/>
    </style:style>
    <style:style style:name="T5" style:family="text">
      <style:text-properties officeooo:rsid="00272c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tivierter Lerner:</text:p>
      <text:p text:style-name="P1"/>
      <text:p text:style-name="P1">- Macht Hausaufgaben <text:s/>und erfüllt die jeweiligen Vorgaben (z.B. mindestens 5 Sätze, der motivierte Lerner schreibt <text:s/>z.B. 7 Sätze)</text:p>
      <text:p text:style-name="P1">- <text:span text:style-name="T1">Meldet sich im Unterricht, arbeitet aktiv mit</text:span></text:p>
      <text:p text:style-name="P1">- <text:span text:style-name="T1">stellt von sich aus Fragen, </text:span><text:span text:style-name="T2">wenn ihm etwas unklar ist</text:span></text:p>
      <text:p text:style-name="P1">- <text:span text:style-name="T2">beschäftigt sich auch außerhalb des Unterrichts mit der Sprache (z.B. durch E-Mail-Kontakte/ Youtuber / Filme / … ) </text:span></text:p>
      <text:p text:style-name="P1"/>
      <text:p text:style-name="P2">Unmotivierter Lerner</text:p>
      <text:p text:style-name="P2"/>
      <text:p text:style-name="P2">- <text:span text:style-name="T3">macht nicht immer Hausaufgaben</text:span></text:p>
      <text:p text:style-name="P2">- <text:span text:style-name="T3">erfüllt Aufgaben nur unzureichend oder nur das Mindestmaß (z.B. mindestens 5 Sätze, der unmotivierte Lerne schreibt nur 4 Sätze)</text:span></text:p>
      <text:p text:style-name="P2">- <text:span text:style-name="T3">meldet sich nicht im Unterricht</text:span></text:p>
      <text:p text:style-name="P2">- <text:span text:style-name="T4">macht bei Gruppenarbeiten nur das notwendigste</text:span></text:p>
      <text:p text:style-name="P2"/>
      <text:p text:style-name="P2"/>
      <text:p text:style-name="P3">Gemeinsamkeiten:</text:p>
      <text:p text:style-name="P3">- Beide können je nach Tagesform mal mehr oder weniger motiviert in den Unterricht kommen</text:p>
      <text:p text:style-name="P3">- motivierte Lerner, sowie unmotivierter Lerner können Schwierigkeiten haben, grammatikalische Strukturen zu begreifen</text:p>
      <text:p text:style-name="P3"/>
      <text:p text:style-name="P3"/>
      <text:p text:style-name="P3"/>
      <text:p text:style-name="P3"/>
      <text:p text:style-name="P3"/>
      <text:p text:style-name="P4">Unterschiede:</text:p>
      <text:p text:style-name="P4">- motivierter Lerner <text:span text:style-name="T5">sind</text:span> bereit mehr Zeit zu opfern</text:p>
      <text:p text:style-name="P4">- motiv<text:span text:style-name="T5">i</text:span>erter Lerner h<text:span text:style-name="T5">aben</text:span> von sich aus Spaß und Interesse, während unmotivierte Lerner nicht unbedingt freiwillig in den Unterricht komm<text:span text:style-name="T5">en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2T12:04:59.769000000</meta:creation-date>
    <meta:generator>LibreOffice/7.5.3.2$Windows_X86_64 LibreOffice_project/9f56dff12ba03b9acd7730a5a481eea045e468f3</meta:generator>
    <dc:date>2023-06-12T15:55:03.435000000</dc:date>
    <meta:editing-duration>PT3H50M1S</meta:editing-duration>
    <meta:editing-cycles>8</meta:editing-cycles>
    <meta:document-statistic meta:table-count="0" meta:image-count="0" meta:object-count="0" meta:page-count="1" meta:paragraph-count="16" meta:word-count="158" meta:character-count="1058" meta:non-whitespace-character-count="913"/>
  </office:meta>
</office:document-meta>
</file>